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c9e" officeooo:paragraph-rsid="00046c9e"/>
    </style:style>
    <style:style style:name="P2" style:family="paragraph" style:parent-style-name="Standard">
      <style:text-properties officeooo:rsid="00053da6" officeooo:paragraph-rsid="00053d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9 November 2016 </text:p>
      <text:p text:style-name="P1"/>
      <text:p text:style-name="P1">Absent: Jonathan Larsson (Car frosen)</text:p>
      <text:p text:style-name="P1"/>
      <text:p text:style-name="P2">1. We decided to try to do the Project Plan (or as much as we could on it). </text:p>
      <text:p text:style-name="P2"/>
      <text:p text:style-name="P2">2. Charlie documented some of the things that should be done.</text:p>
      <text:p text:style-name="P2"/>
      <text:p text:style-name="P2">3. The whole group tol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0:20:51.372623327</meta:creation-date>
    <dc:date>2016-11-09T11:18:53.517945408</dc:date>
    <meta:editing-duration>PT37M41S</meta:editing-duration>
    <meta:editing-cycles>1</meta:editing-cycles>
    <meta:document-statistic meta:table-count="0" meta:image-count="0" meta:object-count="0" meta:page-count="1" meta:paragraph-count="5" meta:word-count="43" meta:character-count="222" meta:non-whitespace-character-count="181"/>
    <meta:generator>LibreOffice/5.1.4.2$Linux_X86_64 LibreOffice_project/10m0$Build-2</meta:generator>
  </office:meta>
</office:document-meta>
</file>